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Tennessee St. (0-1)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enver (1-0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Tennessee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3</text:p>
          </table:table-cell>
          <table:table-cell office:value-type="string">
            <text:p>.06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9</text:p>
          </table:table-cell>
          <table:table-cell office:value-type="string">
            <text:p>41</text:p>
          </table:table-cell>
          <table:table-cell office:value-type="string">
            <text:p>.09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32</text:p>
          </table:table-cell>
          <table:table-cell office:value-type="string">
            <text:p>.031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33</text:p>
          </table:table-cell>
          <table:table-cell office:value-type="string">
            <text:p>.27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33</text:p>
          </table:table-cell>
          <table:table-cell office:value-type="string">
            <text:p>.21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.462</text:p>
          </table:table-cell>
        </table:table-row>
      </table:table>
      <table:table table:name="Sheet 2">
        <table:table-row>
          <table:table-cell office:value-type="string">
            <text:p>Tennessee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EVANS, Maya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DORNO-DEJESUS, C.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ENDERSON, Rachel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TRAN, Samantha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167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HAYES, Kyli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ROBERTS, Katora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5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JOHNSON, Alexis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-.0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SWANN, Sydne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PIERSON, Julia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5</text:p>
          </table:table-cell>
          <table:table-cell office:value-type="string">
            <text:p>-.2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WILSON, Cursty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0</text:p>
          </table:table-cell>
          <table:table-cell office:value-type="string">
            <text:p>23</text:p>
          </table:table-cell>
          <table:table-cell office:value-type="string">
            <text:p>106</text:p>
          </table:table-cell>
          <table:table-cell office:value-type="string">
            <text:p>.066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1.0</text:p>
          </table:table-cell>
        </table:table-row>
      </table:table>
      <table:table table:name="Sheet 3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3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ndrea Edd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ecca Mau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Taylor Loy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25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Lauren McManu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4</text:p>
          </table:table-cell>
          <table:table-cell office:value-type="string">
            <text:p>6</text:p>
          </table:table-cell>
          <table:table-cell office:value-type="string">
            <text:p>92</text:p>
          </table:table-cell>
          <table:table-cell office:value-type="string">
            <text:p>.304</text:p>
          </table:table-cell>
          <table:table-cell office:value-type="string">
            <text:p>32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46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